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110_Besmellah" svg:font-family="110_Besmellah" style:font-pitch="variable"/>
    <style:font-face style:name="2  Nazanin" svg:font-family="'2  Nazanin'" style:font-pitch="variable"/>
    <style:font-face style:name="2  Nazanin1" svg:font-family="'2  Nazanin'" style:font-adornments="Regular" style:font-pitch="variable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B Titr" svg:font-family="'B Titr'" style:font-adornments="Bold" style:font-pitch="variable"/>
    <style:font-face style:name="Arial1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611in" table:align="margins" style:writing-mode="rl-tb"/>
    </style:style>
    <style:style style:name="Table1.A" style:family="table-column">
      <style:table-column-properties style:column-width="3.0806in" style:rel-column-width="32767*"/>
    </style:style>
    <style:style style:name="Table1.B" style:family="table-column">
      <style:table-column-properties style:column-width="3.080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Header_20_left">
      <style:paragraph-properties fo:text-align="start" style:justify-single-word="false"/>
      <style:text-properties officeooo:paragraph-rsid="0356679e"/>
    </style:style>
    <style:style style:name="P2" style:family="paragraph" style:parent-style-name="Header_20_left">
      <style:paragraph-properties fo:text-align="start" style:justify-single-word="false"/>
      <style:text-properties officeooo:paragraph-rsid="03503af4"/>
    </style:style>
    <style:style style:name="P3" style:family="paragraph" style:parent-style-name="Header_20_left">
      <style:paragraph-properties fo:text-align="end" style:justify-single-word="false"/>
      <style:text-properties officeooo:paragraph-rsid="034c5a02"/>
    </style:style>
    <style:style style:name="P4" style:family="paragraph" style:parent-style-name="Header_20_left">
      <style:paragraph-properties fo:text-align="end" style:justify-single-word="false"/>
      <style:text-properties officeooo:paragraph-rsid="0351da47"/>
    </style:style>
    <style:style style:name="P5" style:family="paragraph" style:parent-style-name="Header">
      <style:paragraph-properties fo:text-align="start" style:justify-single-word="false" fo:padding="0.0291in" fo:border-left="none" fo:border-right="none" fo:border-top="none" fo:border-bottom="0.99pt solid #000000" style:join-border="false"/>
      <style:text-properties officeooo:paragraph-rsid="02389059"/>
    </style:style>
    <style:style style:name="P6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writing-mode="rl-tb" style:join-border="false"/>
    </style:style>
    <style:style style:name="P7" style:family="paragraph" style:parent-style-name="Title">
      <style:text-properties officeooo:paragraph-rsid="01963c98"/>
    </style:style>
    <style:style style:name="P8" style:family="paragraph" style:parent-style-name="Subtitle" style:master-page-name="">
      <style:paragraph-properties fo:margin-top="0.0783in" fo:margin-bottom="0.0827in" loext:contextual-spacing="false" fo:line-height="100%" style:page-number="auto" fo:keep-with-next="always">
        <style:tab-stops/>
      </style:paragraph-properties>
      <style:text-properties officeooo:paragraph-rsid="035ae18f"/>
    </style:style>
    <style:style style:name="P9" style:family="paragraph" style:parent-style-name="Text_20_body">
      <style:paragraph-properties fo:text-align="center" style:justify-single-word="false"/>
      <style:text-properties officeooo:rsid="035b2f57" officeooo:paragraph-rsid="035a8268"/>
    </style:style>
    <style:style style:name="P10" style:family="paragraph" style:parent-style-name="Text_20_body">
      <style:paragraph-properties fo:text-align="end" style:justify-single-word="false"/>
      <style:text-properties officeooo:paragraph-rsid="0150934e"/>
    </style:style>
    <style:style style:name="P11" style:family="paragraph" style:parent-style-name="Text_20_body">
      <style:text-properties officeooo:rsid="036992f1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officeooo:paragraph-rsid="035a8268"/>
    </style:style>
    <style:style style:name="P14" style:family="paragraph" style:parent-style-name="Text_20_body">
      <style:text-properties officeooo:paragraph-rsid="035ae18f"/>
    </style:style>
    <style:style style:name="P15" style:family="paragraph" style:parent-style-name="Text_20_body">
      <style:paragraph-properties fo:text-align="center" style:justify-single-word="false"/>
      <style:text-properties style:font-name="2  Nazanin" fo:font-size="14pt" fo:font-weight="bold" officeooo:rsid="0379c06c" officeooo:paragraph-rsid="0379c06c" style:font-name-asian="Microsoft YaHei" style:font-size-asian="14pt" style:font-name-complex="B Nazanin1" style:font-size-complex="16pt" style:font-weight-complex="bold"/>
    </style:style>
    <style:style style:name="P16" style:family="paragraph" style:parent-style-name="Text_20_body">
      <style:text-properties officeooo:rsid="037f0a0a" officeooo:paragraph-rsid="037f0a0a"/>
    </style:style>
    <style:style style:name="P17" style:family="paragraph" style:parent-style-name="Text_20_body">
      <style:text-properties officeooo:rsid="03826143" officeooo:paragraph-rsid="03826143"/>
    </style:style>
    <style:style style:name="P18" style:family="paragraph" style:parent-style-name="Text_20_body">
      <style:text-properties officeooo:rsid="03855b64" officeooo:paragraph-rsid="03855b64"/>
    </style:style>
    <style:style style:name="P19" style:family="paragraph" style:parent-style-name="Text_20_body">
      <style:text-properties officeooo:rsid="03880faa" officeooo:paragraph-rsid="03880faa"/>
    </style:style>
    <style:style style:name="P20" style:family="paragraph" style:parent-style-name="Text_20_body">
      <style:text-properties officeooo:rsid="038ae209" officeooo:paragraph-rsid="038ae209"/>
    </style:style>
    <style:style style:name="P21" style:family="paragraph" style:parent-style-name="Text_20_body">
      <style:text-properties officeooo:rsid="038baca0" officeooo:paragraph-rsid="038baca0"/>
    </style:style>
    <style:style style:name="P22" style:family="paragraph" style:parent-style-name="Text_20_body">
      <style:text-properties officeooo:rsid="038d9916" officeooo:paragraph-rsid="038d9916"/>
    </style:style>
    <style:style style:name="P23" style:family="paragraph" style:parent-style-name="Text_20_body">
      <style:text-properties officeooo:rsid="038fc9fd" officeooo:paragraph-rsid="038fc9fd"/>
    </style:style>
    <style:style style:name="P24" style:family="paragraph" style:parent-style-name="Text_20_body">
      <style:text-properties officeooo:rsid="03904101" officeooo:paragraph-rsid="03904101"/>
    </style:style>
    <style:style style:name="P25" style:family="paragraph" style:parent-style-name="Text_20_body">
      <style:text-properties officeooo:rsid="0396a948" officeooo:paragraph-rsid="0396a948"/>
    </style:style>
    <style:style style:name="P26" style:family="paragraph" style:parent-style-name="Text_20_body">
      <style:text-properties officeooo:rsid="0396b87f" officeooo:paragraph-rsid="0396b87f"/>
    </style:style>
    <style:style style:name="P27" style:family="paragraph" style:parent-style-name="Text_20_body">
      <style:text-properties officeooo:rsid="0397048d" officeooo:paragraph-rsid="0397048d"/>
    </style:style>
    <style:style style:name="P28" style:family="paragraph" style:parent-style-name="Text_20_body">
      <style:text-properties officeooo:rsid="0398bb1c" officeooo:paragraph-rsid="0398bb1c"/>
    </style:style>
    <style:style style:name="P29" style:family="paragraph" style:parent-style-name="Text_20_body">
      <style:text-properties officeooo:rsid="039b6ca4" officeooo:paragraph-rsid="039b6ca4"/>
    </style:style>
    <style:style style:name="P30" style:family="paragraph" style:parent-style-name="Text_20_body">
      <style:text-properties officeooo:rsid="039f6d76" officeooo:paragraph-rsid="039f6d76"/>
    </style:style>
    <style:style style:name="P31" style:family="paragraph" style:parent-style-name="Text_20_body">
      <style:text-properties officeooo:rsid="03a11f40" officeooo:paragraph-rsid="03a11f40"/>
    </style:style>
    <style:style style:name="P32" style:family="paragraph" style:parent-style-name="Text_20_body">
      <style:text-properties officeooo:rsid="03a3d31b" officeooo:paragraph-rsid="03a3d31b"/>
    </style:style>
    <style:style style:name="P33" style:family="paragraph" style:parent-style-name="Standard">
      <style:text-properties officeooo:paragraph-rsid="0362df21"/>
    </style:style>
    <style:style style:name="P34" style:family="paragraph" style:parent-style-name="Subtitle">
      <style:text-properties style:font-name="2  Nazanin" fo:font-size="14pt" officeooo:paragraph-rsid="035ae18f" style:font-name-asian="Microsoft YaHei" style:font-size-complex="16pt"/>
    </style:style>
    <style:style style:name="P35" style:family="paragraph" style:parent-style-name="Subtitle">
      <style:text-properties style:font-name="2  Nazanin" fo:font-size="14pt" officeooo:rsid="035cec80" officeooo:paragraph-rsid="035cec80" style:font-name-asian="Microsoft YaHei" style:font-size-complex="16pt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text-align="center" style:justify-single-word="false" fo:break-before="page"/>
      <style:text-properties style:font-name="110_Besmellah" fo:font-size="140pt" officeooo:rsid="0368153a" style:font-size-asian="140pt" style:font-size-complex="140pt"/>
    </style:style>
    <style:style style:name="P40" style:family="paragraph" style:parent-style-name="Text_20_body" style:master-page-name="First_20_Page">
      <style:paragraph-properties fo:text-align="end" style:justify-single-word="false" style:page-number="auto" fo:break-before="auto" fo:break-after="auto"/>
    </style:style>
    <style:style style:name="P41" style:family="paragraph" style:parent-style-name="Text_20_body">
      <style:text-properties officeooo:rsid="0395a93a" officeooo:paragraph-rsid="0395a93a"/>
    </style:style>
    <style:style style:name="P42" style:family="paragraph" style:parent-style-name="Text_20_body">
      <style:text-properties officeooo:rsid="03a3d31b" officeooo:paragraph-rsid="03a3d31b"/>
    </style:style>
    <style:style style:name="P43" style:family="paragraph" style:parent-style-name="Text_20_body">
      <style:text-properties officeooo:rsid="03aa306a" officeooo:paragraph-rsid="03aa306a"/>
    </style:style>
    <style:style style:name="P44" style:family="paragraph" style:parent-style-name="Subtitle">
      <style:text-properties style:font-name="2  Nazanin" fo:font-size="14pt" officeooo:rsid="035a1ef3" officeooo:paragraph-rsid="035cec80" style:font-name-asian="Microsoft YaHei" style:font-size-complex="16pt"/>
    </style:style>
    <style:style style:name="P45" style:family="paragraph" style:parent-style-name="Heading_20_1">
      <style:text-properties officeooo:rsid="03817553" officeooo:paragraph-rsid="03817553"/>
    </style:style>
    <style:style style:name="P46" style:family="paragraph" style:parent-style-name="Heading_20_1">
      <style:text-properties officeooo:rsid="0395f667" officeooo:paragraph-rsid="0395f667"/>
    </style:style>
    <style:style style:name="P47" style:family="paragraph" style:parent-style-name="Heading_20_1" style:master-page-name="Standard">
      <style:paragraph-properties style:page-number="1" fo:break-before="page"/>
      <style:text-properties officeooo:rsid="037d1c4d" officeooo:paragraph-rsid="037d1c4d"/>
    </style:style>
    <style:style style:name="P48" style:family="paragraph" style:parent-style-name="Heading_20_2">
      <style:text-properties officeooo:rsid="038dccbe" officeooo:paragraph-rsid="038dccbe"/>
    </style:style>
    <style:style style:name="P49" style:family="paragraph" style:parent-style-name="Heading_20_2">
      <style:text-properties officeooo:rsid="0397048d" officeooo:paragraph-rsid="0397048d"/>
    </style:style>
    <style:style style:name="P50" style:family="paragraph" style:parent-style-name="Heading_20_2">
      <style:text-properties officeooo:rsid="039cfe3f" officeooo:paragraph-rsid="039cfe3f"/>
    </style:style>
    <style:style style:name="P51" style:family="paragraph" style:parent-style-name="Code">
      <style:text-properties officeooo:paragraph-rsid="03a3d31b"/>
    </style:style>
    <style:style style:name="P52" style:family="paragraph" style:parent-style-name="Code">
      <style:text-properties officeooo:rsid="03880faa" officeooo:paragraph-rsid="03880faa"/>
    </style:style>
    <style:style style:name="P53" style:family="paragraph" style:parent-style-name="Code">
      <style:text-properties officeooo:rsid="03880faa" officeooo:paragraph-rsid="038baca0"/>
    </style:style>
    <style:style style:name="P54" style:family="paragraph" style:parent-style-name="Code">
      <style:text-properties officeooo:rsid="038959d2" officeooo:paragraph-rsid="038959d2"/>
    </style:style>
    <style:style style:name="P55" style:family="paragraph" style:parent-style-name="Code">
      <style:text-properties officeooo:rsid="0391cf49" officeooo:paragraph-rsid="0391cf49"/>
    </style:style>
    <style:style style:name="P56" style:family="paragraph" style:parent-style-name="Code">
      <style:text-properties officeooo:rsid="0390bdbb" officeooo:paragraph-rsid="0390bdbb"/>
    </style:style>
    <style:style style:name="P57" style:family="paragraph" style:parent-style-name="Code">
      <style:text-properties officeooo:rsid="0396a948" officeooo:paragraph-rsid="0396a948"/>
    </style:style>
    <style:style style:name="P58" style:family="paragraph" style:parent-style-name="Code" style:list-style-name="Code_20_Numbering">
      <style:text-properties officeooo:paragraph-rsid="0396b87f"/>
    </style:style>
    <style:style style:name="P59" style:family="paragraph" style:parent-style-name="Code">
      <style:text-properties officeooo:rsid="0397048d" officeooo:paragraph-rsid="0397048d"/>
    </style:style>
    <style:style style:name="P60" style:family="paragraph" style:parent-style-name="Code">
      <style:text-properties officeooo:rsid="03a11f40" officeooo:paragraph-rsid="03a11f40"/>
    </style:style>
    <style:style style:name="T1" style:family="text">
      <style:text-properties officeooo:rsid="02826619"/>
    </style:style>
    <style:style style:name="T2" style:family="text">
      <style:text-properties officeooo:rsid="037fa595"/>
    </style:style>
    <style:style style:name="T3" style:family="text">
      <style:text-properties officeooo:rsid="03880faa"/>
    </style:style>
    <style:style style:name="T4" style:family="text">
      <style:text-properties officeooo:rsid="038baca0"/>
    </style:style>
    <style:style style:name="T5" style:family="text">
      <style:text-properties officeooo:rsid="0399d334"/>
    </style:style>
    <style:style style:name="Sect1" style:family="section">
      <style:section-properties style:editable="false">
        <style:columns fo:column-count="1" fo:column-gap="0in"/>
      </style:section-properties>
    </style:style>
    <number:time-style style:name="N10040" number:language="fa" number:country="IR" number:transliteration-format="۱" number:transliteration-language="fa" number:transliteration-country="IR" number:transliteration-style="short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شکل"/>
        <text:sequence-decl text:display-outline-level="0" text:name="جدول"/>
        <text:sequence-decl text:display-outline-level="0" text:name="نمودار"/>
        <text:sequence-decl text:display-outline-level="0" text:name="کد"/>
      </text:sequence-decls>
      <text:p text:style-name="P40"/>
      <text:p text:style-name="Text_20_body"/>
      <text:p text:style-name="Text_20_body"/>
      <text:p text:style-name="Text_20_body"/>
      <text:p text:style-name="Text_20_body"/>
      <text:p text:style-name="P7"><text:title>PySpark</text:title></text:p>
      <text:p text:style-name="Subtitle"><text:subject>پروژه درس تحلیل‌ها و سیستم‌های داده های حجیم</text:subject></text:p>
      <text:p text:style-name="P12"><text:file-name text:display="name">pyspark</text:file-name></text:p>
      <text:p text:style-name="Text_20_body"/>
      <text:p text:style-name="Text_20_body"/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3"/>
      <text:p text:style-name="Subtitl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تاریخ نگارش: </text:p>
          </table:table-cell>
          <table:table-cell table:style-name="Table1.B1" office:value-type="string">
            <text:p text:style-name="P34"><text:span text:style-name="T1">شماره نسخه: </text:span><text:editing-cycles>1</text:editing-cycles></text:p>
          </table:table-cell>
        </table:table-row>
      </table:table>
      <text:p text:style-name="P44">تهیه کننده: سید حمید مهدوی</text:p>
      <text:p text:style-name="P15">استاد: دکتر حسن نادری</text:p>
      <text:p text:style-name="P14"/>
      <text:p text:style-name="P14"/>
      <text:p text:style-name="P14"/>
      <text:p text:style-name="P8"><text:span text:style-name="T1">کل مدت زمان نگارش: </text:span><text:editing-duration style:data-style-name="N10040">۰۰:۰۰</text:editing-duration></text:p>
      <text:p text:style-name="P39">Y</text:p>
      <text:table-of-content text:style-name="Sect1" text:protected="true" text:name="Table of Contents1">
        <text:table-of-content-source text:outline-level="10">
          <text:index-title-template text:style-name="Contents_20_Heading">فهرست مطال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فهرست مطالب</text:p>
          </text:index-title>
          <text:p text:style-name="P37"><text:a xlink:type="simple" xlink:href="#__RefHeading__3675_819885812" text:style-name="Index_20_Link" text:visited-style-name="Index_20_Link">1 : مقدمه<text:tab/>1</text:a></text:p>
          <text:p text:style-name="P37"><text:a xlink:type="simple" xlink:href="#__RefHeading___Toc2342_1791289261" text:style-name="Index_20_Link" text:visited-style-name="Index_20_Link">2 : نصب<text:tab/>1</text:a></text:p>
          <text:p text:style-name="P38"><text:a xlink:type="simple" xlink:href="#__RefHeading___Toc2344_1791289261" text:style-name="Index_20_Link" text:visited-style-name="Index_20_Link">2.1 : نصب هدوپ<text:tab/>1</text:a></text:p>
          <text:p text:style-name="P38"><text:a xlink:type="simple" xlink:href="#__RefHeading___Toc2346_1791289261" text:style-name="Index_20_Link" text:visited-style-name="Index_20_Link">2.2 : نصب اسپارک<text:tab/>1</text:a></text:p>
          <text:p text:style-name="P38"><text:a xlink:type="simple" xlink:href="#__RefHeading___Toc2348_1791289261" text:style-name="Index_20_Link" text:visited-style-name="Index_20_Link">2.3 : نصب به عنوان ماژول پایتون<text:tab/>1</text:a></text:p>
          <text:p text:style-name="P37"><text:a xlink:type="simple" xlink:href="#__RefHeading___Toc2350_1791289261" text:style-name="Index_20_Link" text:visited-style-name="Index_20_Link">3 : اجرا<text:tab/>2</text:a></text:p>
          <text:p text:style-name="P38"><text:a xlink:type="simple" xlink:href="#__RefHeading___Toc2352_1791289261" text:style-name="Index_20_Link" text:visited-style-name="Index_20_Link">3.1 : مستقیماً با استفاده از کنسول pyspark<text:tab/>2</text:a></text:p>
          <text:p text:style-name="P38"><text:a xlink:type="simple" xlink:href="#__RefHeading___Toc2354_1791289261" text:style-name="Index_20_Link" text:visited-style-name="Index_20_Link">3.2 : استفاده از spark-submit<text:tab/>2</text:a></text:p>
          <text:p text:style-name="P38"><text:a xlink:type="simple" xlink:href="#__RefHeading___Toc2356_1791289261" text:style-name="Index_20_Link" text:visited-style-name="Index_20_Link">3.3 : اجرای مستقیم کد پایتون<text:tab/>3</text:a></text:p>
        </text:index-body>
      </text:table-of-content>
      <text:p text:style-name="Text_20_body"/>
      <text:illustration-index text:style-name="Sect1" text:protected="true" text:name="Illustration Index1">
        <text:illustration-index-source text:caption-sequence-name="شکل" text:caption-sequence-format="text">
          <text:index-title-template text:style-name="Illustration_20_Index_20_Heading">فهرست تصاویر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فهرست تصاویر</text:p>
          </text:index-title>
        </text:index-body>
      </text:illustration-index>
      <text:p text:style-name="P10"/>
      <text:table-index text:style-name="Sect1" text:protected="true" text:name="Index of Tables1">
        <text:table-index-source text:caption-sequence-name="جدول" text:caption-sequence-format="text">
          <text:index-title-template text:style-name="Table_20_index_20_heading">فهرست جداول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فهرست جداول</text:p>
          </text:index-title>
        </text:index-body>
      </text:table-index>
      <text:p text:style-name="P33"/>
      <text:illustration-index text:style-name="Sect1" text:protected="true" text:name="Illustration Index1">
        <text:illustration-index-source text:caption-sequence-name="نمودار" text:caption-sequence-format="text">
          <text:index-title-template text:style-name="Illustration_20_Index_20_Heading">فهرست نمودارها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tion1">
            <text:p text:style-name="Illustration_20_Index_20_Heading">فهرست نمودارها</text:p>
          </text:index-title>
        </text:index-body>
      </text:illustration-index>
      <text:p text:style-name="P11"/>
      <text:h text:style-name="P47" text:outline-level="1"><text:bookmark-start text:name="__RefHeading__3675_819885812"/>مقدمه<text:bookmark-end text:name="__RefHeading__3675_819885812"/></text:h>
      <text:p text:style-name="P16">اسپارک ابزاری قدرتمند برای کار بر روی داده‌های حجیم است. این ابزار به صورت پیشفرض از زبان‌های اسکالا و پایتون و آر پشتیبانی می‌کند. <text:span text:style-name="T2">Pyspark ابزاری که به واسطه آن می‌توان با استفاده از پایتون از اسپارک استفاده کرد.</text:span> در این نوشتار به بررسی فرآیند نصب و راه اندازی و استفاده از pyspark پرداخته خواهد شد.</text:p>
      <text:p text:style-name="P32">این مستند و سایر مستندات و کد های مرتبط در مسیر </text:p>
      <text:list xml:id="list7096630631713197960" text:style-name="Code_20_Numbering">
        <text:list-item>
          <text:p text:style-name="P51">https://github.com/sahama/bigdata_project </text:p>
        </text:list-item>
      </text:list>
      <text:p text:style-name="P32">در دسترس خواهند بود.</text:p>
      <text:p text:style-name="P43">لطفاً همواره از آخرین نسخه های مستندات و کد های پروژه استفاده کنید.</text:p>
      <text:h text:style-name="P45" text:outline-level="1"><text:bookmark-start text:name="__RefHeading___Toc2342_1791289261"/>نصب<text:bookmark-end text:name="__RefHeading___Toc2342_1791289261"/></text:h>
      <text:p text:style-name="P17">برای نصب این ابزار از سیستم عامل debian 8 استفاده شده است و دستورات و فرآیند در این سیستم عامل تست شده است.</text:p>
      <text:p text:style-name="P18">پیشنیاز اجرای اسپارک ابزار hadoop است. هم ابزار اسپارک و هم ابزار هدوپ را می‌توانید از سایت‌های مربوط در سایت آپاچی دانلود کنید ولی نسخه اسپارک هماهنگ با نسخه هدوپ را دریافت کنید. <text:span text:style-name="T3">در این تجربه از هدوپ نسخه 2.8 و اسپارک نسخه 2.1.1 و پایتون نسخه 3.4 که در مخازن دبیان موجود است استفاده شده است</text:span></text:p>
      <text:h text:style-name="P48" text:outline-level="2"><text:bookmark-start text:name="__RefHeading___Toc2344_1791289261"/>نصب هدوپ<text:bookmark-end text:name="__RefHeading___Toc2344_1791289261"/></text:h>
      <text:p text:style-name="P19">همان‌طور که گفته شد برای نصب اسپارک ابتدا باید به سراغ نصب هدوپ برویم. به این منظور این ابزار را در مسیر </text:p>
      <text:p text:style-name="P19"/>
      <text:list xml:id="list203723609190349" text:continue-numbering="true" text:style-name="Code_20_Numbering">
        <text:list-item>
          <text:p text:style-name="P52">/usr/local/hadoop/</text:p>
        </text:list-item>
      </text:list>
      <text:p text:style-name="Text_20_body"/>
      <text:p text:style-name="P19">استخراج می‌کنیم و در فایل ‎.bashrc این تنظیمات را انجام می‌دهیم</text:p>
      <text:p text:style-name="P19"/>
      <text:list xml:id="list203722389141005" text:continue-numbering="true" text:style-name="Code_20_Numbering">
        <text:list-item>
          <text:p text:style-name="P54">export HADOOP_PREFIX=/usr/local/hadoop</text:p>
        </text:list-item>
        <text:list-item>
          <text:p text:style-name="P54">export PATH=$PATH:$HADOOP_PREFIX/bin </text:p>
        </text:list-item>
      </text:list>
      <text:p text:style-name="P20">می‌توان هم‌اکنون دستورات لازم برای اجرای اسپارک را نیز به این فایل اضافه کرد:</text:p>
      <text:p text:style-name="P20"/>
      <text:list xml:id="list203722417729607" text:continue-numbering="true" text:style-name="Code_20_Numbering">
        <text:list-item>
          <text:p text:style-name="P54">export SPARK_PREFIX=/usr/local/spark</text:p>
        </text:list-item>
        <text:list-item>
          <text:p text:style-name="P54">export PATH=$PATH:$SPARK_PREFIX/bin</text:p>
        </text:list-item>
        <text:list-item>
          <text:p text:style-name="P54">export PATH=$PATH:$SPARK_PREFIX/sbin</text:p>
        </text:list-item>
        <text:list-item>
          <text:p text:style-name="P54">export PYSPARK_PYTHON=python3</text:p>
        </text:list-item>
      </text:list>
      <text:p text:style-name="Text_20_body"/>
      <text:h text:style-name="Heading_20_2" text:outline-level="2"><text:bookmark-start text:name="__RefHeading___Toc2346_1791289261"/>نصب اسپارک<text:bookmark-end text:name="__RefHeading___Toc2346_1791289261"/></text:h>
      <text:p text:style-name="P21">بعد از این مرحله می‌توان به سراغ نصب ابزار spark رفت</text:p>
      <text:p text:style-name="P21">برای این منظر فایل فشرده دانلود شده اسپارک را در مسیر </text:p>
      <text:list xml:id="list203723164158985" text:continue-numbering="true" text:style-name="Code_20_Numbering">
        <text:list-item>
          <text:p text:style-name="P53">/usr/local/<text:span text:style-name="T4">spark</text:span>/</text:p>
        </text:list-item>
      </text:list>
      <text:p text:style-name="P21">استخراج کرد. به این ترتیب با توجه به اینکه مسیر فایل‌های اجرای هدوپ و اسپارت را در path قرار داده‌ایم می‌توان دستورات این دو را مستقیم و بدون اشاره به مسیر اجرا کرد.</text:p>
      <text:p text:style-name="P22">توجه به این نکته ضروری به نظر می‌رسد که اسپارک به صورت پیشفرض از پایتون پیشفرض که نسخه 2.7 است استفاده می‌کند ولی <text:soft-page-break/>ما در این سند قصد استفاده از پایتون نسخه 3 را داریم به همین منظور خط شماره 7 در تنظیمات اضافه شده است.</text:p>
      <text:h text:style-name="Heading_20_2" text:outline-level="2"><text:bookmark-start text:name="__RefHeading___Toc2348_1791289261"/>نصب به عنوان ماژول پایتون <text:bookmark-end text:name="__RefHeading___Toc2348_1791289261"/></text:h>
      <text:p text:style-name="P23">در مرحله فعلی می‌توان از پای اسپارک و اسپارک استفاده کرد ولی در پایتون سیستم عامل یا virtualenv قابل شناسایی نیست.</text:p>
      <text:p text:style-name="P23">برای این منظور باید ابزار pyspark که همراه با بسته دانلود شده اسپارک است را در حالت develop نصب کنیم. </text:p>
      <text:p text:style-name="P23">لازم به ذکر است نصب در حالت develop مهم است چرا که این ابزار از آدرس دهی محلی برای دسترسی به فایل‌های اسپارک استفاده کرده است و در صورتی که به صورت production نصب شود مسیر ها به هم می‌خورد</text:p>
      <text:p text:style-name="P24">به آن منظور نسخه پایتون مورد نظر را active کرده و با استفاده از دستور pip مربوط به پایتون مورد نظر دستور نصب را می‌دهیم</text:p>
      <text:list xml:id="list203722269897053" text:continue-numbering="true" text:style-name="Code_20_Numbering">
        <text:list-item>
          <text:p text:style-name="P55">cd /usr/local/spark/python/</text:p>
        </text:list-item>
        <text:list-item>
          <text:p text:style-name="P56">pip install -e .</text:p>
        </text:list-item>
      </text:list>
      <text:p text:style-name="P41">به این ترتیب به صورت مستقیم می‌توان pyspark را در پایتون انتخابی import و اجرا کرد</text:p>
      <text:h text:style-name="P46" text:outline-level="1"><text:bookmark-start text:name="__RefHeading___Toc2350_1791289261"/>اجرا<text:bookmark-end text:name="__RefHeading___Toc2350_1791289261"/></text:h>
      <text:p text:style-name="P25">اکنون در ۳ حالت می‌توانیم برنامه‌های خود را تحت pyspark اجرا کنیم</text:p>
      <text:h text:style-name="Heading_20_2" text:outline-level="2"><text:bookmark-start text:name="__RefHeading___Toc2352_1791289261"/>مستقیماً با استفاده از کنسول pyspark<text:bookmark-end text:name="__RefHeading___Toc2352_1791289261"/></text:h>
      <text:p text:style-name="P25">به این منظور می‌توان دستور pyspark را در خط فرمان اجرا کرد</text:p>
      <text:list xml:id="list203722834849134" text:continue-numbering="true" text:style-name="Code_20_Numbering">
        <text:list-item>
          <text:p text:style-name="P57"># pyspark</text:p>
        </text:list-item>
      </text:list>
      <text:p text:style-name="P26">که بعد از اجرای این دستور خروجی شبیه به این در کنسول ظاهر می‌شود (لاگ ها برای کم کردن حجم حذف شده اند)</text:p>
      <text:list xml:id="list203721877728883" text:continue-numbering="true" text:style-name="Code_20_Numbering">
        <text:list-item>
          <text:p text:style-name="Code">Python 3.4.2 (default, Oct <text:s/>8 2014, 10:45:20) </text:p>
        </text:list-item>
        <text:list-item>
          <text:p text:style-name="Code">[GCC 4.9.1] on linux</text:p>
        </text:list-item>
        <text:list-item>
          <text:p text:style-name="Code">Type "help", "copyright", "credits" or "license" for more information.</text:p>
        </text:list-item>
        <text:list-item>
          <text:p text:style-name="Code">Setting default log level to "WARN".</text:p>
        </text:list-item>
        <text:list-item>
          <text:p text:style-name="Code">To adjust logging level use sc.setLogLevel(newLevel). For SparkR, use setLogLevel(newLevel).</text:p>
        </text:list-item>
        <text:list-item>
          <text:p text:style-name="P58">........................................</text:p>
        </text:list-item>
        <text:list-item>
          <text:p text:style-name="Code">Welcome to</text:p>
        </text:list-item>
        <text:list-item>
          <text:p text:style-name="Code"><text:s text:c="6"/>____ <text:s text:c="13"/>__</text:p>
        </text:list-item>
        <text:list-item>
          <text:p text:style-name="Code"><text:s text:c="5"/>/ __/__ <text:s/>___ _____/ /__</text:p>
        </text:list-item>
        <text:list-item>
          <text:p text:style-name="Code"><text:s text:c="4"/>_\ \/ _ \/ _ `/ __/ <text:s/>'_/</text:p>
        </text:list-item>
        <text:list-item>
          <text:p text:style-name="Code"><text:s text:c="3"/>/__ / .__/\_,_/_/ /_/\_\ <text:s text:c="2"/>version 2.1.1</text:p>
        </text:list-item>
        <text:list-item>
          <text:p text:style-name="Code"><text:s text:c="6"/>/_/</text:p>
        </text:list-item>
        <text:list-item>
          <text:p text:style-name="Code"/>
        </text:list-item>
        <text:list-item>
          <text:p text:style-name="Code">Using Python version 3.4.2 (default, Oct <text:s/>8 2014 10:45:20)</text:p>
        </text:list-item>
        <text:list-item>
          <text:p text:style-name="Code">SparkSession available as 'spark'.</text:p>
        </text:list-item>
        <text:list-item>
          <text:p text:style-name="Code">&gt;&gt;&gt; </text:p>
        </text:list-item>
      </text:list>
      <text:p text:style-name="P26">در ادامه می‌توانید دستورات پایتون و دستورات pyspark استفاده کنید</text:p>
      <text:h text:style-name="P49" text:outline-level="2"><text:bookmark-start text:name="__RefHeading___Toc2354_1791289261"/>استفاده از spark-submit <text:bookmark-end text:name="__RefHeading___Toc2354_1791289261"/></text:h>
      <text:p text:style-name="P27">در هنگام استفاده‌ از spark-submit می‌توانید فایل اسکرپت برنامه خود را به اسپارک برای اجرا بدهید. ابزار run_example نیز از <text:soft-page-break/>همین دستور استفاده می‌کند</text:p>
      <text:p text:style-name="P27">به این منظور دستوری شبیه به این را در خط فرمان می‌دهیم</text:p>
      <text:list xml:id="list203723558362633" text:continue-numbering="true" text:style-name="Code_20_Numbering">
        <text:list-item>
          <text:p text:style-name="P59">spark-submit pi.py 10</text:p>
        </text:list-item>
      </text:list>
      <text:p text:style-name="P27">لازم به ذکر اینکه در این حالت باید مفسر پایتون مورد نظر فعال شده باشد.</text:p>
      <text:p text:style-name="P28">اسکریپتpi.py یکی از مثال‌های خود اسپارک برای محاسبه عدد پی است. <text:span text:style-name="T5">با اجرای این دستور خروجی شبیه به این ظاهر می‌شود</text:span></text:p>
      <text:p text:style-name="P28"/>
      <text:list xml:id="list203723067265312" text:continue-numbering="true" text:style-name="Code_20_Numbering">
        <text:list-item>
          <text:p text:style-name="Code">Pi is roughly 3.220000</text:p>
        </text:list-item>
      </text:list>
      <text:p text:style-name="P29">نیازی به توضیح نیست که لاگ ها برای کم کردن حجم در این سند حذف شده اند.</text:p>
      <text:h text:style-name="P50" text:outline-level="2"><text:bookmark-start text:name="__RefHeading___Toc2356_1791289261"/>اجرای مستقیم کد پایتون<text:bookmark-end text:name="__RefHeading___Toc2356_1791289261"/></text:h>
      <text:p text:style-name="P30">به این منظور به طور مستقیم اسکریپت پایتون نوشته شده را با مفسر پایتون انتخابی اجرا می‌کنیم. به این منظور از دستوری شبیه به این استفاده می کنیم.</text:p>
      <text:list xml:id="list203722213652654" text:continue-numbering="true" text:style-name="Code_20_Numbering">
        <text:list-item>
          <text:p text:style-name="P60">python pi.py 10</text:p>
        </text:list-item>
      </text:list>
      <text:p text:style-name="P31">و خروجی شبیه به خروجی روش اجرای قبل را خواهیم داشت.</text:p>
      <text:p text:style-name="P31">توجه کنید با توجه به اینکه در محاسبه مقدار عدد پی از اعداد تصادفی استفاده شده است در هر مرحله از اجرا مقدار متفاوت خواهد بو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110_Besmellah" svg:font-family="110_Besmellah" style:font-pitch="variable"/>
    <style:font-face style:name="2  Nazanin" svg:font-family="'2  Nazanin'" style:font-pitch="variable"/>
    <style:font-face style:name="2  Nazanin1" svg:font-family="'2  Nazanin'" style:font-adornments="Regular" style:font-pitch="variable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B Titr" svg:font-family="'B Titr'" style:font-adornments="Bold" style:font-pitch="variable"/>
    <style:font-face style:name="Arial1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B Nazanin" style:font-family-complex="'B Nazanin'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B Nazanin1" style:font-family-complex="'B Nazanin'" style:font-style-name-complex="Bold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0.2362in" fo:text-align="end" style:justify-single-word="false" style:page-number="auto" style:shadow="none" style:writing-mode="rl-tb">
        <style:tab-stops>
          <style:tab-stop style:position="2.2354in"/>
        </style:tab-stops>
      </style:paragraph-properties>
      <style:text-properties fo:font-size="11pt"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2  Nazanin1" style:font-family-complex="'2  Nazanin'" style:font-style-name-complex="Regular" style:font-pitch-complex="variable"/>
    </style:style>
    <style:style style:name="Caption" style:family="paragraph" style:parent-style-name="Standard" style:auto-update="true" style:class="extra" style:master-page-name="">
      <style:paragraph-properties fo:margin-top="0.0835in" fo:margin-bottom="0.0835in" loext:contextual-spacing="false" fo:text-align="center" style:justify-single-word="false" style:page-number="auto" text:number-lines="false" text:line-number="0" style:writing-mode="rl-tb"/>
      <style:text-properties style:font-size-asian="10.5pt"/>
    </style:style>
    <style:style style:name="Index" style:family="paragraph" style:parent-style-name="Standard" style:class="index">
      <style:paragraph-properties text:number-lines="false" text:line-number="0" style:writing-mode="rl-tb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auto-update="true" style:class="chapter">
      <style:paragraph-properties fo:text-align="center" style:justify-single-word="false" style:writing-mode="rl-tb"/>
      <style:text-properties fo:font-size="18pt" fo:font-weight="bold" style:font-size-asian="18pt" style:font-weight-asian="bold" style:font-name-complex="B Titr" style:font-family-complex="'B Titr'" style:font-style-name-complex="Bold" style:font-pitch-complex="variable" style:font-size-complex="22pt" style:font-weight-complex="bold"/>
    </style:style>
    <style:style style:name="Subtitle" style:family="paragraph" style:parent-style-name="Heading" style:next-style-name="Text_20_body" style:auto-update="true" style:class="chapter" style:master-page-name="">
      <style:paragraph-properties fo:margin-top="0.0783in" fo:margin-bottom="0.0827in" loext:contextual-spacing="false" fo:line-height="100%" fo:text-align="center" style:justify-single-word="false" style:page-number="auto" style:writing-mode="rl-tb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rl-tb"/>
      <style:text-properties fo:font-size="16pt" fo:font-weight="bold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rl-tb">
        <style:tab-stops/>
      </style:paragraph-properties>
      <style:text-properties fo:font-size="15pt" fo:font-weight="bold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rl-tb"/>
      <style:text-properties fo:font-size="14pt" fo:font-weight="bold" fo:background-color="transparent" style:font-size-asian="14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de" style:family="paragraph" style:parent-style-name="Text_20_body" style:auto-update="true" style:list-style-name="Code_20_Numbering" style:master-page-name="">
      <loext:graphic-properties draw:fill="solid" draw:fill-color="#cccccc" draw:opacity="100%"/>
      <style:paragraph-properties fo:margin-top="0in" fo:margin-bottom="0in" loext:contextual-spacing="false" fo:text-align="start" style:justify-single-word="false" style:register-true="true" style:page-number="auto" fo:background-color="#cccccc" fo:padding="0in" fo:border="none" style:shadow="none" text:number-lines="true" text:line-number="1" style:writing-mode="lr-tb">
        <style:tab-stops/>
      </style:paragraph-properties>
      <style:text-properties style:font-name="DejaVu Sans Mono" fo:font-family="'DejaVu Sans Mono'" style:font-family-generic="modern" style:font-pitch="fixed" fo:font-size="10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rawing" style:family="paragraph" style:parent-style-name="Caption" style:auto-update="true" style:class="extra" style:master-page-name="">
      <style:paragraph-properties fo:text-align="center" style:justify-single-word="false" style:page-number="auto">
        <style:tab-stops/>
      </style:paragraph-properties>
      <style:text-properties fo:font-style="normal" style:font-style-complex="normal"/>
    </style:style>
    <style:style style:name="شکل" style:family="paragraph" style:parent-style-name="Caption" style:auto-update="true">
      <style:paragraph-properties fo:text-align="center" style:justify-single-word="false"/>
      <style:text-properties fo:font-style="normal" style:font-style-complex="normal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line-height="0.1965in" fo:text-indent="-0.2354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جدول" style:family="paragraph" style:parent-style-name="Caption" style:auto-update="true">
      <style:paragraph-properties fo:text-align="center" style:justify-single-word="false"/>
      <style:text-properties fo:font-style="normal" style:font-style-complex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نمودار" style:family="paragraph" style:parent-style-name="Caption">
      <style:paragraph-properties fo:text-align="center" style:justify-single-word="false"/>
      <style:text-properties fo:font-style="normal" style:font-style-complex="normal"/>
    </style:style>
    <style:style style:name="کد" style:family="paragraph" style:parent-style-name="Caption"/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style:page-number="auto" style:writing-mode="rl-tb"/>
      <style:text-properties style:use-window-font-color="true" fo:font-size="13pt" fo:font-style="normal" fo:font-weight="bold" style:font-size-asian="95%" style:font-style-asian="italic" style:font-weight-asian="bold" style:font-size-complex="14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تيتر_20_مقاله" style:display-name="تيتر مقاله" style:family="paragraph" style:parent-style-name="Header" style:default-outline-level="">
      <style:paragraph-properties fo:margin-top="0.4165in" fo:margin-bottom="0.139in" loext:contextual-spacing="false" fo:text-align="center" style:justify-single-word="false">
        <style:tab-stops>
          <style:tab-stop style:position="3.3465in" style:type="center"/>
          <style:tab-stop style:position="6.2992in" style:type="right"/>
        </style:tab-stops>
      </style:paragraph-properties>
      <style:text-properties fo:font-size="12pt" fo:font-weight="bold" style:font-size-asian="12pt" style:font-weight-asian="bold" style:font-size-complex="18pt" style:font-weight-complex="bold"/>
    </style:style>
    <style:style style:name="Figure" style:family="paragraph" style:parent-style-name="Standard" style:default-outline-level="">
      <style:paragraph-properties fo:margin-left="0in" fo:margin-right="0in" fo:margin-top="0.0835in" fo:margin-bottom="0.139in" loext:contextual-spacing="false" fo:text-align="center" style:justify-single-word="false" fo:orphans="0" fo:widows="0" fo:text-indent="0in" style:auto-text-indent="false" fo:keep-with-next="always"/>
      <style:text-properties fo:font-size="10pt" style:font-size-asian="10pt" style:font-size-complex="10pt" style:language-complex="ar" style:country-complex="SA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SimSun" style:font-family-asian="NSimSun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 style:auto-update="true">
      <style:graphic-properties svg:width="0.1339in" style:rel-width="2%" svg:height="0.1689in" fo:min-height="2%" text:anchor-type="paragraph" svg:x="0in" svg:y="0in" fo:margin-left="0in" fo:margin-right="0in" fo:margin-top="0in" fo:margin-bottom="0in" style:wrap="none" style:vertical-pos="from-top" style:vertical-rel="paragraph-content" style:horizontal-pos="from-left" style:horizontal-rel="paragraph-content" fo:background-color="transparent" draw:fill="none" draw:fill-color="#729fcf" fo:padding="0in" fo:border="none" style:shadow="none" draw:shadow-opacity="100%" style:writing-mode="lr-tb" loext:rel-width-rel="paragraph" loext:rel-height-rel="paragraph"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 style:writing-mode="lr-tb">
        <style:columns fo:column-count="1" fo:column-gap="0in"/>
      </style:graphic-properties>
    </style:style>
    <text:outline-style style:name="Outline">
      <text:outline-level-style text:level="1" style:num-suffix=" : " style:num-format="1">
        <style:list-level-properties text:list-level-position-and-space-mode="label-alignment" fo:text-align="end">
          <style:list-level-label-alignment text:label-followed-by="nothing" fo:text-indent="-0.3in" fo:margin-left="0.3in"/>
        </style:list-level-properties>
      </text:outline-level-style>
      <text:outline-level-style text:level="2" style:num-suffix=" : " style:num-format="1" text:display-levels="2">
        <style:list-level-properties text:list-level-position-and-space-mode="label-alignment" fo:text-align="end">
          <style:list-level-label-alignment text:label-followed-by="nothing" fo:text-indent="-0.4in" fo:margin-left="0.4in"/>
        </style:list-level-properties>
      </text:outline-level-style>
      <text:outline-level-style text:level="3" style:num-suffix=" : " style:num-format="1" text:display-levels="3">
        <style:list-level-properties text:list-level-position-and-space-mode="label-alignment" fo:text-align="end">
          <style:list-level-label-alignment text:label-followed-by="nothing" fo:text-indent="-0.5in" fo:margin-left="0.5in"/>
        </style:list-level-properties>
      </text:outline-level-style>
      <text:outline-level-style text:level="4" style:num-suffix=" : " style:num-format="1" text:display-levels="4">
        <style:list-level-properties text:list-level-position-and-space-mode="label-alignment" fo:text-align="end">
          <style:list-level-label-alignment text:label-followed-by="nothing" fo:text-indent="-0.6in" fo:margin-left="0.6in"/>
        </style:list-level-properties>
      </text:outline-level-style>
      <text:outline-level-style text:level="5" style:num-suffix=" : " style:num-format="1" text:display-levels="5">
        <style:list-level-properties text:list-level-position-and-space-mode="label-alignment" fo:text-align="end">
          <style:list-level-label-alignment text:label-followed-by="nothing" fo:text-indent="-0.7in" fo:margin-left="0.7in"/>
        </style:list-level-properties>
      </text:outline-level-style>
      <text:outline-level-style text:level="6" style:num-suffix=" : " style:num-format="1" text:display-levels="6">
        <style:list-level-properties text:list-level-position-and-space-mode="label-alignment" fo:text-align="end">
          <style:list-level-label-alignment text:label-followed-by="nothing" fo:text-indent="-0.8in" fo:margin-left="0.8in"/>
        </style:list-level-properties>
      </text:outline-level-style>
      <text:outline-level-style text:level="7" style:num-suffix=" : " style:num-format="1" text:display-levels="7">
        <style:list-level-properties text:list-level-position-and-space-mode="label-alignment" fo:text-align="end">
          <style:list-level-label-alignment text:label-followed-by="nothing" fo:text-indent="-0.9in" fo:margin-left="0.9in"/>
        </style:list-level-properties>
      </text:outline-level-style>
      <text:outline-level-style text:level="8" style:num-suffix=" : " style:num-format="1" text:display-levels="8">
        <style:list-level-properties text:list-level-position-and-space-mode="label-alignment" fo:text-align="end">
          <style:list-level-label-alignment text:label-followed-by="nothing" fo:text-indent="-1in" fo:margin-left="1in"/>
        </style:list-level-properties>
      </text:outline-level-style>
      <text:outline-level-style text:level="9" style:num-suffix=" : " style:num-format="1" text:display-levels="9">
        <style:list-level-properties text:list-level-position-and-space-mode="label-alignment" fo:text-align="end">
          <style:list-level-label-alignment text:label-followed-by="nothing" fo:text-indent="-1.1in" fo:margin-left="1.1in"/>
        </style:list-level-properties>
      </text:outline-level-style>
      <text:outline-level-style text:level="10" style:num-suffix=" : " style:num-format="1" text:display-levels="10">
        <style:list-level-properties text:list-level-position-and-space-mode="label-alignment" fo:text-align="end">
          <style:list-level-label-alignment text:label-followed-by="nothing" fo:text-indent="-1.2in" fo:margin-left="1.2in"/>
        </style:list-level-properties>
      </text:outline-level-style>
    </text:outline-style>
    <text:list-style style:name="Code_20_Numbering" style:display-name="Code Numbering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2in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2.25in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2.5in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 fo:text-align="end">
          <style:list-level-label-alignment text:label-followed-by="space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start" style:justify-single-word="false"/>
      <style:text-properties officeooo:paragraph-rsid="0356679e"/>
    </style:style>
    <style:style style:name="MP2" style:family="paragraph" style:parent-style-name="Header_20_left">
      <style:paragraph-properties fo:text-align="end" style:justify-single-word="false"/>
      <style:text-properties officeooo:paragraph-rsid="034c5a02"/>
    </style:style>
    <style:style style:name="MP3" style:family="paragraph" style:parent-style-name="Header_20_left">
      <style:paragraph-properties fo:text-align="start" style:justify-single-word="false"/>
      <style:text-properties officeooo:paragraph-rsid="03503af4"/>
    </style:style>
    <style:style style:name="MP4" style:family="paragraph" style:parent-style-name="Header_20_left">
      <style:paragraph-properties fo:text-align="end" style:justify-single-word="false"/>
      <style:text-properties officeooo:paragraph-rsid="0351da47"/>
    </style:style>
    <style:style style:name="MP5" style:family="paragraph" style:parent-style-name="Header">
      <style:paragraph-properties fo:text-align="start" style:justify-single-word="false" fo:padding="0.0291in" fo:border-left="none" fo:border-right="none" fo:border-top="none" fo:border-bottom="0.99pt solid #000000" style:join-border="false"/>
      <style:text-properties officeooo:paragraph-rsid="02389059"/>
    </style:style>
    <style:style style:name="MP6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writing-mode="rl-tb" style:join-border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rl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order="4.99pt double #000000" style:border-line-width="0.0102in 0.0382in 0.0209in" fo:padding="0.1965in" style:shadow="none" fo:background-color="transparent" style:writing-mode="rl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rl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rl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center" style:rel-width="5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center" style:rel-width="5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PySpark</text:title> - <text:page-number text:select-page="current">3</text:page-number></text:p>
      </style:header>
      <style:header-left>
        <text:p text:style-name="MP2"><text:page-number text:select-page="current">2</text:page-number> - <text:title>PySpark</text:title></text:p>
      </style:header-left>
    </style:master-page>
    <style:master-page style:name="First_20_Page" style:display-name="First Page" style:page-layout-name="Mpm2" style:next-style-name="Index"/>
    <style:master-page style:name="HTML" style:page-layout-name="Mpm3"/>
    <style:master-page style:name="Index" style:page-layout-name="Mpm4">
      <style:header>
        <text:p text:style-name="MP3"><text:page-number style:num-format="یک, دو, سه, ..." text:select-page="current">سه</text:page-number></text:p>
      </style:header>
      <style:header-left>
        <text:p text:style-name="MP4"><text:page-number style:num-format="یک, دو, سه, ..." text:select-page="current">دو</text:page-number></text:p>
      </style:header-left>
    </style:master-page>
    <style:master-page style:name="Left_20_Page" style:display-name="Left Page" style:page-layout-name="Mpm5" style:next-style-name="Right_20_Page">
      <style:header>
        <text:p text:style-name="MP5"><text:title>PySpark</text:title> - <text:page-number style:num-format="1" text:select-page="current">0</text:page-number></text:p>
      </style:header>
    </style:master-page>
    <style:master-page style:name="Right_20_Page" style:display-name="Right Page" style:page-layout-name="Mpm6" style:next-style-name="Left_20_Page">
      <style:header>
        <text:p text:style-name="MP6"><text:page-number style:num-format="1" text:select-page="current">0</text:page-number> - <text:title>PySpark</text:title></text:p>
      </style:header>
    </style:master-page>
    <style:master-page style:name="Landscape" style:page-layout-name="Mpm7"/>
    <style:master-page style:name="Envelope" style:page-layout-name="Mpm8"/>
    <style:master-page style:name="Endnote" style:page-layout-name="Mpm9"/>
    <style:master-page style:name="Foot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9:15:38.837071867</meta:creation-date>
    <meta:editing-duration>P0D</meta:editing-duration>
    <meta:editing-cycles>1</meta:editing-cycles>
    <meta:generator>LibreOffice/5.2.6.2$Linux_X86_64 LibreOffice_project/20m0$Build-2</meta:generator>
    <dc:subject>پروژه درس تحلیل‌ها و سیستم‌های داده های حجیم</dc:subject>
    <dc:title>PySpark</dc:title>
    <dc:description>توضیحات</dc:description>
    <meta:keyword>کلیدواژه‌ها</meta:keyword>
    <meta:document-statistic meta:table-count="1" meta:image-count="0" meta:object-count="0" meta:page-count="7" meta:paragraph-count="98" meta:word-count="932" meta:character-count="4826" meta:non-whitespace-character-count="3969"/>
    <meta:user-defined meta:name="Department">بخش</meta:user-defined>
    <meta:user-defined meta:name="English Title">English Title</meta:user-defined>
    <meta:user-defined meta:name="Group">گروه</meta:user-defined>
    <meta:template xlink:type="simple" xlink:actuate="onRequest" xlink:title="عنوان" xlink:href="../../../.config/libreoffice/4/user/template/official_template.ott" meta:date="2017-07-04T19:15:38.443447577"/>
  </office:meta>
</office:document-meta>
</file>